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26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officeooo:rsid="02f2ea61" style:font-style-asian="normal" style:font-style-complex="normal"/>
    </style:style>
    <style:style style:name="T38" style:family="text">
      <style:text-properties fo:font-style="normal" officeooo:rsid="02f4a93f" style:font-style-asian="normal" style:font-style-complex="normal"/>
    </style:style>
    <style:style style:name="T39" style:family="text">
      <style:text-properties fo:font-style="normal" officeooo:rsid="02f4b8a5" style:font-style-asian="normal" style:font-style-complex="normal"/>
    </style:style>
    <style:style style:name="T40" style:family="text">
      <style:text-properties fo:font-style="normal" officeooo:rsid="02f5537f" style:font-style-asian="normal" style:font-style-complex="normal"/>
    </style:style>
    <style:style style:name="T41" style:family="text">
      <style:text-properties fo:font-style="normal" officeooo:rsid="02f6de17" style:font-style-asian="normal" style:font-style-complex="normal"/>
    </style:style>
    <style:style style:name="T42" style:family="text">
      <style:text-properties fo:font-style="normal" style:text-underline-style="none" officeooo:rsid="02e2cd15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0836784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23d18e5"/>
    </style:style>
    <style:style style:name="T52" style:family="text">
      <style:text-properties officeooo:rsid="024f9d17"/>
    </style:style>
    <style:style style:name="T53" style:family="text">
      <style:text-properties officeooo:rsid="02867bcd"/>
    </style:style>
    <style:style style:name="T54" style:family="text">
      <style:text-properties officeooo:rsid="028c3f47"/>
    </style:style>
    <style:style style:name="T55" style:family="text">
      <style:text-properties officeooo:rsid="0063a409"/>
    </style:style>
    <style:style style:name="T56" style:family="text">
      <style:text-properties officeooo:rsid="02a492ce"/>
    </style:style>
    <style:style style:name="T57" style:family="text">
      <style:text-properties officeooo:rsid="02320032"/>
    </style:style>
    <style:style style:name="T58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53">8</text:span></text:p>
      <text:p text:style-name="P18"/>
      <text:p text:style-name="P18"/>
      <text:p text:style-name="P14">© 201<text:span text:style-name="T53">8</text:span> by Wolfgang 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13"/>
      <text:p text:style-name="P15">Music engraving by LilyPond 2.18.0 (http://www.lilypond.org).<text:span text:style-name="T44"><text:line-break/>Front matter</text:span> typeset with EB Garamond (http://www.georgduffner.at/ebgaramond).</text:p>
      <text:p text:style-name="P18"/>
      <text:p text:style-name="P12">First <text:span text:style-name="T48">version</text:span>, <text:span text:style-name="T56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8">9</text:span>).</text:p>
      <text:p text:style-name="P5"/>
      <text:p text:style-name="P7">In general, this edition closely follows the autograph. Any changes <text:span text:style-name="T4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51"> cor, corno; Ms, manuscript; o</text:span>rg, basses and organ; <text:span text:style-name="T51">r, rest;</text:span> S, soprano; T<text:span text:style-name="T47">, </text:span>tenor; <text:span text:style-name="T54">vl</text:span>, violin; <text:span text:style-name="T51">vla</text:span>, viola<text:span text:style-name="T52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42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7"><text:line-break/>217ff<text:tab/>org<text:tab/>upper voice missing in Ms</text:span><text:span text:style-name="T35"><text:line-break/>221<text:tab/>org<text:tab/>1st quarter in Ms: e′8</text:span><text:span text:style-name="T36"><text:line-break/>226<text:tab/>S1 <text:tab/>2nd quarter in Ms: cis″4</text:span><text:span text:style-name="T38"><text:line-break/>230<text:tab/>T<text:tab/>1st half of bar in Ms: d′4–e4</text:span><text:span text:style-name="T41"><text:line-break/>236<text:tab/>vla<text:tab/>3rd quarter in Ms: b4</text:span><text:span text:style-name="T39"><text:line-break/>239<text:tab/>B<text:tab/>4th eighth in Ms: g8</text:span><text:span text:style-name="T40">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g l o r i a</text:p>
      <text:p text:style-name="P26"/>
      <text:p text:style-name="P25"><text:span text:style-name="T1">Bar<text:tab/>Staff<text:tab/>Note</text:span><text:span text:style-name="T2"><text:line-break/>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7">1<text:tab/>Magnificat<text:tab/>1</text:span><text:line-break/><text:span text:style-name="T57">2<text:tab/>Esurientes<text:tab/>16</text:span><text:span text:style-name="T7"><text:line-break/></text:span><text:span text:style-name="T57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3T21:19:38.516387863</dc:date>
    <dc:creator>Wolfgang Skala</dc:creator>
    <meta:editing-duration>P8DT8H15M19S</meta:editing-duration>
    <meta:editing-cycles>680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85" meta:character-count="2742" meta:non-whitespace-character-count="2265"/>
  </office:meta>
</office:document-meta>
</file>